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5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background-color="transparent" loext:char-shading-value="0"/>
    </style:style>
    <style:style style:name="T21" style:family="text">
      <style:text-properties fo:color="#ff3333" fo:font-style="normal" style:font-style-asian="normal" style:font-style-complex="normal"/>
    </style:style>
    <style:style style:name="T22" style:family="text">
      <style:text-properties fo:color="#ff3333" fo:language="en" fo:country="US" fo:font-style="normal" style:font-style-asian="normal" style:font-style-complex="normal"/>
    </style:style>
    <style:style style:name="T23" style:family="text">
      <style:text-properties fo:color="#ff3333" fo:language="ru" fo:country="RU"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style:text-underline-style="none"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font-style="italic" style:font-style-asian="italic" style:font-style-complex="italic"/>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font-weight="normal" style:font-weight-asian="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language="fr" fo:country="FR"/>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font-weight="normal" style:font-weight-asian="normal" style:font-weight-complex="normal"/>
    </style:style>
    <style:style style:name="T61" style:family="text">
      <style:text-properties fo:font-weight="normal" fo:background-color="transparent" style:font-weight-asian="normal" style:font-weight-complex="normal" loext:char-shading-value="0"/>
    </style:style>
    <style:style style:name="T62" style:family="text">
      <style:text-properties style:text-line-through-style="solid" fo:font-weight="bold" style:font-weight-asian="bold" style:font-weight-complex="bold"/>
    </style:style>
    <style:style style:name="T63" style:family="text">
      <style:text-properties fo:language="uk" fo:country="UA"/>
    </style:style>
    <style:style style:name="T64" style:family="text">
      <style:text-properties fo:language="uk" fo:country="UA" fo:font-style="italic" style:font-style-asian="italic" style:font-style-complex="italic"/>
    </style:style>
    <style:style style:name="T65" style:family="text">
      <style:text-properties fo:language="uk" fo:country="UA" fo:font-weight="bold" style:font-weight-asian="bold" style:font-weight-complex="bold"/>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font-size="14pt" fo:language="en" fo:country="US" fo:font-weight="bold" style:font-size-asian="14pt" style:font-weight-asian="bold" style:font-size-complex="14pt" style:font-weight-complex="bold"/>
    </style:style>
    <style:style style:name="T75" style:family="text">
      <style:text-properties fo:font-size="14pt" fo:font-weight="bold" style:font-size-asian="14pt" style:font-weight-asian="bold" style:font-size-complex="14pt" style:font-weight-complex="bold"/>
    </style:style>
    <style:style style:name="T76" style:family="text">
      <style:text-properties fo:font-size="9pt" style:font-size-asian="9pt" style:font-size-complex="9pt"/>
    </style:style>
    <style:style style:name="T77" style:family="text">
      <style:text-properties fo:font-size="12pt" style:font-size-asian="12pt" style:font-size-complex="12pt"/>
    </style:style>
    <style:style style:name="T78" style:family="text">
      <style:text-properties fo:font-size="10pt" style:font-size-asian="10pt" style:font-size-complex="10pt"/>
    </style:style>
    <style:style style:name="T79"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60">Дайсон.</text:span></text:p>
      <text:p text:style-name="P76"><text:span text:style-name="T8">– </text:span><text:span text:style-name="T60">Сколько тебе лет?</text:span></text:p>
      <text:p text:style-name="P76"><text:span text:style-name="T8">– </text:span><text:span text:style-name="T60">Два года с начала запуска кластера.</text:span></text:p>
      <text:p text:style-name="P76"><text:span text:style-name="T8">– </text:span><text:span text:style-name="T60">Какой сейчас год?</text:span></text:p>
      <text:p text:style-name="P76"><text:span text:style-name="T8">– </text:span><text:span text:style-name="T52">20</text:span><text:span text:style-name="T38">19</text:span><text:span text:style-name="T60">-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1">Ага, уже теплее.</text:p>
      <text:p text:style-name="P31"/>
      <text:p text:style-name="P76"><text:span text:style-name="T8">– Нэш</text:span><text:span text:style-name="T60">,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3">–</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3">А у нас получается… </text:span><text:span text:style-name="T2">–</text:span><text:span text:style-name="T5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5">Сознание рестартовало после того, как я гребанулся </text:span><text:span text:style-name="T53">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3">ткрыл глаза, тщётно пытаясь вдохнуть. Образ, </text:span><text:span text:style-name="T2">который я </text:span><text:span text:style-name="T53">пару мгновений назад </text:span><text:span text:style-name="T2">видел на фоне </text:span><text:span text:style-name="T53">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3"> настороженные уши, нежный розов</text:span><text:span text:style-name="T2">атый</text:span><text:span text:style-name="T53"> нос, венчающая голову </text:span><text:span text:style-name="T2">высокая тиара</text:span><text:span text:style-name="T53">. И приковывающая к себе внимание звёздочка, та самая магическая искорка </text:span><text:span text:style-name="T18">—</text:span><text:span text:style-name="T53">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 <text:s/>Да и не должно быть — это же не ЛСД какой-нибудь</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1737742729394968725"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8">Новости двора: </text:span><text:span text:style-name="T9">состояние </text:span><text:span text:style-name="T28">здоровь</text:span><text:span text:style-name="T9">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4">Магдалена Фрискай-Каррус, </text:span><text:span text:style-name="T3">2088</text:span><text:span text:style-name="T49"> – </text:span><text:span text:style-name="T36">2135</text:span><text:span text:style-name="T49"> A.C.</text:span><text:span text:style-name="T31">»</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3">Прижав </text:span>уши к голове, <text:span text:style-name="T63">она дала</text:span> задний ход <text:span text:style-name="T63">и </text:span>выкарабкалась обратно. Окинув библиотеку отчаянным взглядом, <text:span text:style-name="T63">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8">и-и-и</text:span>-<text:span text:style-name="T79">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1">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6">Тумбочка…</text:span> Листок… <text:span text:style-name="T76">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7">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6">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7">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3">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3">любви</text:span> начинаешь понимать только тогда, когда <text:span text:style-name="T63">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3">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3">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озорн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тогда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text:span><text:soft-page-break/><text:span text:style-name="T11">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text:span><text:span text:style-name="T11">хоть и малость чокнутые</text:span><text:span text:style-name="T11"> создания! Чисто, культурно, вежливо. Дворецкий </text:span><text:span text:style-name="T13">—</text:span><text:span text:style-name="T11"> скопидом, конечно, но </text:span><text:span text:style-name="T11">э</text:span><text:span text:style-name="T11">то работа у него такая. </text:span>Блин, м<text:span text:style-name="T11">не всё </text:span><text:span text:style-name="T11">тут </text:span><text:span text:style-name="T11">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text:span><text:span text:style-name="T11">она</text:span><text:span text:style-name="T11">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 Архитектор дворца наверняка баловался травкой, <text:span text:style-name="T19">Лифтов, разумеется, здесь не было </text:span><text:span text:style-name="T19">даже в проекте</text:span><text:span text:style-name="T21"> </text:span><text:span text:style-name="T22">— вся архитектура явно </text:span><text:span text:style-name="T23">была </text:span><text:span text:style-name="T22">заточена под крылатых. Таких, для которых приземлиться на балкон в тронном зале или уйти через портик на крыше</text:span><text:span text:style-name="T21"> </text:span><text:span text:style-name="T22">— обычное дело. </text:span><text:span text:style-name="T21">Хорошо, что </text:span><text:span text:style-name="T23">заместительная терапия Селестии и </text:span><text:span text:style-name="T21">ежедневные посещения каретной мастерской подняли мой тонус, изрядно посаженный сидячим образом жизни.</text:span></text:p>
      <text:p text:style-name="P77"/>
      <text:p text:style-name="P1"><text:span text:style-name="T56">М</text:span><text:span text:style-name="T56">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ожал плечами и начал подниматься в башню.</text:p>
      <text:p text:style-name="P1"/>
      <text:p text:style-name="P1">Минут через двадцать я стоял <text:span text:style-name="T1">на верхней площадке </text:span><text:span text:style-name="T1">и </text:span><text:span text:style-name="T1">чертыха</text:span><text:span text:style-name="T1">лся</text:span><text:span text:style-name="T1"> про себя на все лады. </text:span><text:span text:style-name="T1">Чокнутые пони делают парящие колесницы и грузовые дирижабли, но даже не задумываются о лифтах! И ладно ещё, что некоторые ступеньки при </text:span><text:span text:style-name="T1">наступании</text:span><text:span text:style-name="T1"> на них </text:span><text:span text:style-name="T1">проседали и </text:span><text:span text:style-name="T1">клацали, как будто были связаны с каким-то заблокированным до поры до времени механизмом. Но ведь и перил</text:span><text:span text:style-name="T1">а</text:span><text:span text:style-name="T1"> у этой долбаной лестницы </text:span><text:span text:style-name="T1">отсутствовали</text:span><text:span text:style-name="T1">, </text:span><text:span text:style-name="T1">а</text:span><text:span text:style-name="T1"> </text:span><text:span text:style-name="T1">ширина ступенек </text:span><text:span text:style-name="T1">при этом </text:span><text:span text:style-name="T1">была такая, что трём пони не разминуться</text:span><text:span text:style-name="T1">!</text:span></text:p>
      <text:p text:style-name="P1"><text:span text:style-name="T1"><text:s/></text:span><text:span text:style-name="T1">Чтоб я ещё хоть раз сюда полез!</text:span><text:span text:style-name="T1"> </text:span><text:span text:style-name="T4">Если </text:span><text:span text:style-name="T4">Селестии</text:span><text:span text:style-name="T4"> надо </text:span><text:span text:style-name="T41">—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text:span><text:span text:style-name="T1">, я плюнул вниз. Секунд через пять до меня донёсся слабый отзвук. Акустика, однако!</text:span></text:p>
      <text:p text:style-name="P3"/>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3">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1"> и фонтанчик</text:span><text:span text:style-name="T32">а</text:span><text:span text:style-name="T41">.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text:span><text:soft-page-break/><text:span text:style-name="T11">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oft-page-break/><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text:p>
      <text:p text:style-name="P35">Прозрачными были и бортики бассейна.</text:p>
      <text:p text:style-name="P35"/>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text:soft-page-break/></text:p>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0">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63">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6">— </text:span><text:span text:style-name="T4">зачем привлекать ненужное внимание</text:span><text:span text:style-name="T56"> к своей особе? </text:span><text:span text:style-name="T4">После всеобщего интереса кантерлотской знати к тебе, как к королевскому любимчику, тебе хочется покоя.</text:span><text:span text:style-name="T56"> Да и собраться с мыслями проще в доме, избавленном от </text:span><text:span text:style-name="T4">гостинничной </text:span><text:span text:style-name="T56">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0">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4">я </text:span><text:soft-page-break/><text:span text:style-name="T44">—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0"> </text:span><text:span text:style-name="T39">Видения этих городов</text:span><text:span text:style-name="T50"> дрожали, <text:s/>пересекались </text:span><text:span text:style-name="T39">и постоянно множились</text:span><text:span text:style-name="T50">.</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60">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4">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5">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oft-page-break/><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2">«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8">Чужестранец-примат разбил сердце нашей обожаемой Селестии! Двор в отчаянии </text:span><text:span text:style-name="T15">—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0">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0">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oft-page-break/><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0">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60">эт правда?</text:span></text:p>
      <text:p text:style-name="P47"><text:span text:style-name="T16">– </text:span><text:span text:style-name="T60">Какая из? Их много, вообще-то. Ик!</text:span></text:p>
      <text:p text:style-name="P47"><text:span text:style-name="T16">– </text:span><text:span text:style-name="T60">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60">он-нон, </text:span><text:span text:style-name="T16">– </text:span><text:span text:style-name="T60">захихикала Пинки, взъерошив копытами розовые кудряшки и попытавшись соорудить из них бороду, </text:span><text:span text:style-name="T16">–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60">Ты что-о-о! Нельзя любить фаэри! Она похитит твоё сердце, и ты будешь искать её, пока не… </text:span><text:span text:style-name="T16">– </text:span><text:span text:style-name="T60">Пинки погрузилась мордочкой в так и не съеденный салат «по-кантерлотски» и захрапела.</text:span></text:p>
      <text:p text:style-name="P47"><text:span text:style-name="T16">– </text:span><text:span text:style-name="T60">Пока не умру?</text:span></text:p>
      <text:p text:style-name="P47"><text:span text:style-name="T16">– </text:span><text:span text:style-name="T60">Нет, глупенький. </text:span><text:span text:style-name="T16">– </text:span><text:span text:style-name="T60">пробулькала Пинки из миски. </text:span><text:span text:style-name="T16">– </text:span><text:span text:style-name="T60">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oft-page-break/><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text:soft-page-break/></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soft-page-break/>…</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text:soft-page-break/>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text:soft-page-break/>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oft-page-break/>«<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2">302 пони</text:span><text:span text:style-name="T28">.</text:span></text:p>
      <text:p text:style-name="P50"><text:span text:style-name="T62">250 пони</text:span><text:span text:style-name="T28">.</text:span></text:p>
      <text:p text:style-name="P50"><text:span text:style-name="T62">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4">Дружба </text:span><text:span text:style-name="T37">—</text:span><text:span text:style-name="T24"> </text:span><text:span text:style-name="T3">э</text:span><text:span text:style-name="T24">то, </text:span><text:span text:style-name="T64">так её </text:span><text:span text:style-name="T3">разэтак</text:span><text:span text:style-name="T64">,</text:span><text:span text:style-name="T24"> магия!</text:span></text:p>
      <text:p text:style-name="P147"/>
      <text:p text:style-name="Standard"><text:span text:style-name="T24">P.S. Мне тебя не хватает. Сильно.</text:span><text:span text:style-name="T56">»</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text:soft-page-break/></text:p>
      <text:p text:style-name="P50">«<text:span text:style-name="T62">37 пни</text:span></text:p>
      <text:p text:style-name="P69">24пн</text:p>
      <text:p text:style-name="P69">15</text:p>
      <text:p text:style-name="P50"><text:span text:style-name="T28">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2">302 пони</text:span><text:span text:style-name="T28">.</text:span></text:p>
      <text:p text:style-name="P50"><text:span text:style-name="T62">250 пони</text:span><text:span text:style-name="T28">.</text:span></text:p>
      <text:p text:style-name="P50"><text:span text:style-name="T62">125 поней</text:span><text:span text:style-name="T28">.</text:span></text:p>
      <text:p text:style-name="P50"><text:span text:style-name="T28">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с аттестатами по ускоренному курсу</text:span>». «<text:span text:style-name="T28">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63">И товары</text:span> вовсе<text:span text:style-name="T63"> не </text:span>бесплатные<text:span text:style-name="T63">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text:soft-page-break/></text:p>
      <text:p text:style-name="P50">…</text:p>
      <text:p text:style-name="P50"/>
      <text:p text:style-name="P61">Сияние. <text:span text:style-name="T63">Оно п</text:span>овсюду. <text:span text:style-name="T63">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text:soft-page-break/>Сознание с трудом возвращалось в гудевшую <text:span text:style-name="T6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3">А т</text:span>ы вставать не хотел! Я очень-очень испугалась. <text:span text:style-name="T63">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text:soft-page-break/>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3">матюков мне</text:span> удалось замазать самые большие щели. За тестовый<text:span text:style-name="T63"> </text:span>получасовый заплыв<text:span text:style-name="T63">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soft-page-break/>…</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3">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3">н жил с пони! И они </text:span>офигенно <text:span text:style-name="T63">любили друг </text:span><text:soft-page-break/><text:span text:style-name="T63">друга! И у них </text:span>был<text:span text:style-name="T63"> </text:span>офигенный <text:span text:style-name="T63">секс! </text:span>И это было офигенно круто!<text:span text:style-name="T63">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А</text:span><text:span text:style-name="T34">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3">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3">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3">–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5">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3"> </text:span>покои Луны<text:span text:style-name="T63"> </text:span>через открытые балконные двери<text:span text:style-name="T63">.</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3">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3">Допустим, кот бессмертен. Также допустим, что кот з</text:span>аколдован<text:span text:style-name="T63"> </text:span>отложенным <text:span text:style-name="T63">заклятие</text:span>м<text:span text:style-name="T63"> Абсолютного Стирания, которое сработает, если кто-то откроет ящик</text:span>. <text:span text:style-name="T63">То есть, п</text:span>ри открытии<text:span text:style-name="T63"> ящик</text:span>а<text:span text:style-name="T63"> кот исчезнет из </text:span>бытия<text:span text:style-name="T63">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3">–</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61">—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53">–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8">7.76</text:span>», сменившись на «<text:span text:style-name="T28">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8">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1">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3">трид</text:span><text:span text:style-name="T1">цать лет, если его сменят через </text:span><text:span text:style-name="T63">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text:soft-page-break/>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text:soft-page-break/>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3">–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text:soft-page-break/>–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3">задней осью </text:span><text:span text:style-name="T1">на табуретку. Я прилаживал ей новое колесо взамен <text:s/>утраченного. </text:span><text:span text:style-name="T63">Ещ</text:span><text:span text:style-name="T1">ё</text:span><text:span text:style-name="T63"> </text:span><text:span text:style-name="T1">немного, и будет как новенькая! В дворцовом гараже среди кучи хлама таки нашлось лопнувшее колесо, которое </text:span><text:span text:style-name="T63">мне удалось</text:span><text:span text:style-name="T1"> отремонтировать — о</text:span><text:span text:style-name="T63">бучение у</text:span><text:span text:style-name="T1"> Норфа не </text:span><text:span text:style-name="T6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3">на </text:span><text:span text:style-name="T1">корпус</text:span><text:span text:style-name="T63">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3">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3">Если </text:span>для тебя такие отношения неприемлемы, давай прекратим их.</text:p>
      <text:p text:style-name="P47"><text:soft-page-break/>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3">о всём мире остались только м</text:span>ы<text:span text:style-name="T63">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text:soft-page-break/>–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text:soft-page-break/>–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53">–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8">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3">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3">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text:soft-page-break/>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3">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3">А ч</text:span>то случилось с кракеном?</text:p>
      <text:p text:style-name="P52">– Он провалился в <text:span text:style-name="T63">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text:soft-page-break/>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3">Невозможно поверить, но два месяца</text:span><text:span text:style-name="T20"> </text:span><text:span text:style-name="T53">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0">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text:soft-page-break/>–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3">кликнул по ним правой кнопкой </text:span><text:span text:style-name="T1">мыши</text:span><text:span text:style-name="T63"> и </text:span><text:span text:style-name="T1">выбрал</text:span><text:span text:style-name="T63"> из контекстного меню пункт “Форматировать”.</text:span></text:p>
      <text:p text:style-name="P93"/>
      <text:p text:style-name="P3"><text:soft-page-break/>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p>
      <text:p text:style-name="P3"><text:soft-page-break/>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text:soft-page-break/>–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30">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text:soft-page-break/>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text:soft-page-break/>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oft-page-break/><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text:soft-page-break/>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text:soft-page-break/>–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text:soft-page-break/></text:p>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text:soft-page-break/>–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text:soft-page-break/>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7">—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text:soft-page-break/>–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text:soft-page-break/></text:p>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30">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oft-page-break/><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30">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3">А если не </text:span>выдержит<text:span text:style-name="T63">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30">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text:soft-page-break/>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30"> сто пять</text:span><text:span text:style-name="T26">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soft-page-break/>…</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4">Я ПОНЯЛ, КТО ТЫ!!! КАК </text:span><text:span text:style-name="T75">ЖЕ </text:span><text:span text:style-name="T74">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oft-page-break/><text:span text:style-name="T11">– </text:span><text:span text:style-name="T25">Нет никакого мира-вампира. Мир людей не виноват. </text:span><text:span text:style-name="T14">Эквестрия загибается потому, что она </text:span><text:span text:style-name="T25">—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5">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6">–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6">–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30">.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6">– К сожалению, не </text:span><text:span text:style-name="T51">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6"><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6">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6">–</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6">—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text:soft-page-break/>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3">,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3"> точнее, дерево схожих миров Эквуса </text:span><text:span text:style-name="T58">—</text:span><text:span text:style-name="T53"> создали брони. Разумеется, стержнем им послужил именно сериал, но каждый фанфик </text:span><text:span text:style-name="T58">—</text:span><text:span text:style-name="T53">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3">– Наконец-то я вижу свет в конце тоннеля! Как это не пришло мне в голову! Ты всё отлично увязал! Всё сходится! Более того </text:span><text:span text:style-name="T58">—</text:span><text:span text:style-name="T53"> Анакорн заговорщически подмигнул мне </text:span><text:span text:style-name="T58">—</text:span><text:span text:style-name="T53">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м Континууме Эквуса</text:span><text:span text:style-name="T53">!</text:span></text:p>
      <text:p text:style-name="P106"/>
      <text:p text:style-name="P106"><text:soft-page-break/>Я подозрительно посмотрел на Анакорна.</text:p>
      <text:p text:style-name="P106"/>
      <text:p text:style-name="P105"><text:span text:style-name="T18">– </text:span><text:span text:style-name="T53">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53">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text:soft-page-break/></text:p>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0">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text:soft-page-break/>–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text:soft-page-break/>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4">–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text:soft-page-break/></text:p>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text:soft-page-break/>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01T22:53:39.03</dc:date>
    <meta:editing-duration>P151DT2H54M46S</meta:editing-duration>
    <meta:editing-cycles>9572</meta:editing-cycles>
    <meta:generator>OpenOffice/4.1.1$Win32 OpenOffice.org_project/411m6$Build-9775</meta:generator>
    <meta:printed-by>макс </meta:printed-by>
    <meta:print-date>2017-08-23T21:51:29.95</meta:print-date>
    <meta:document-statistic meta:table-count="0" meta:image-count="0" meta:object-count="0" meta:page-count="244" meta:paragraph-count="4811" meta:word-count="106594" meta:character-count="677892"/>
    <dc:creator>макс </dc:creator>
  </office:meta>
</office:document-meta>
</file>